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b27f" officeooo:paragraph-rsid="0004b27f"/>
    </style:style>
    <style:style style:name="P2" style:family="paragraph" style:parent-style-name="Standard">
      <style:text-properties officeooo:rsid="0004b27f" officeooo:paragraph-rsid="000529dc"/>
    </style:style>
    <style:style style:name="P3" style:family="paragraph" style:parent-style-name="Standard">
      <style:text-properties officeooo:rsid="0004b27f" officeooo:paragraph-rsid="0005bc4e"/>
    </style:style>
    <style:style style:name="P4" style:family="paragraph" style:parent-style-name="Standard">
      <style:text-properties officeooo:rsid="0004b27f" officeooo:paragraph-rsid="000861b7"/>
    </style:style>
    <style:style style:name="P5" style:family="paragraph" style:parent-style-name="Standard">
      <style:text-properties officeooo:rsid="000529dc" officeooo:paragraph-rsid="000529dc"/>
    </style:style>
    <style:style style:name="P6" style:family="paragraph" style:parent-style-name="Standard">
      <style:text-properties officeooo:rsid="000529dc" officeooo:paragraph-rsid="0005bc4e"/>
    </style:style>
    <style:style style:name="P7" style:family="paragraph" style:parent-style-name="Standard">
      <style:text-properties officeooo:rsid="000529dc" officeooo:paragraph-rsid="0006a11f"/>
    </style:style>
    <style:style style:name="P8" style:family="paragraph" style:parent-style-name="Standard">
      <style:text-properties officeooo:rsid="000529dc" officeooo:paragraph-rsid="0009ec06"/>
    </style:style>
    <style:style style:name="P9" style:family="paragraph" style:parent-style-name="Standard">
      <style:paragraph-properties fo:break-before="page"/>
      <style:text-properties officeooo:rsid="000529dc" officeooo:paragraph-rsid="000861b7"/>
    </style:style>
    <style:style style:name="P10" style:family="paragraph">
      <style:paragraph-properties fo:text-align="center"/>
    </style:style>
    <style:style style:name="T1" style:family="text">
      <style:text-properties officeooo:rsid="0004b27f"/>
    </style:style>
    <style:style style:name="T2" style:family="text">
      <style:text-properties officeooo:rsid="000529dc"/>
    </style:style>
    <style:style style:name="T3" style:family="text">
      <style:text-properties officeooo:rsid="0005bc4e"/>
    </style:style>
    <style:style style:name="T4" style:family="text">
      <style:text-properties officeooo:rsid="0006a11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ff" draw:fill="solid" draw:fill-color="#0000ff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svg:stroke-color="#00ff00" draw:fill="solid" draw:fill-color="#00ff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gr3" style:family="graphic">
      <style:graphic-properties svg:stroke-color="#ff0000" draw:fill="solid" draw:fill-color="#ff00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gr4" style:family="graphic">
      <style:graphic-properties svg:stroke-color="#00ff00" draw:fill="solid" draw:fill-color="#00ff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gr5" style:family="graphic">
      <style:graphic-properties svg:stroke-color="#0000ff" draw:fill="solid" draw:fill-color="#0000ff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gr6" style:family="graphic">
      <style:graphic-properties svg:stroke-color="#ff0000" draw:fill="solid" draw:fill-color="#ff00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gr7" style:family="graphic">
      <style:graphic-properties svg:stroke-color="#0000ff" draw:fill="solid" draw:fill-color="#0000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svg:stroke-color="#ff0000" draw:fill="solid" draw:fill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9" style:family="graphic">
      <style:graphic-properties svg:stroke-color="#00ff00" draw:fill="solid" draw:fill-color="#00ff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ellipse text:anchor-type="page" text:anchor-page-number="2" draw:z-index="7" draw:style-name="gr7" draw:text-style-name="P10" svg:width="2.442cm" svg:height="0.932cm" svg:x="7.472cm" svg:y="2.542cm">
        <text:p text:style-name="P10">Formes</text:p>
      </draw:ellipse>
      <draw:ellipse text:anchor-type="page" text:anchor-page-number="2" draw:z-index="8" draw:style-name="gr8" draw:text-style-name="P10" svg:width="2.502cm" svg:height="0.932cm" svg:x="7.442cm" svg:y="6.119cm">
        <text:p text:style-name="P10">Data</text:p>
      </draw:ellipse>
      <draw:ellipse text:anchor-type="page" text:anchor-page-number="2" draw:z-index="9" draw:style-name="gr9" draw:text-style-name="P10" svg:width="3.615cm" svg:height="1.278cm" svg:x="11.351cm" svg:y="5.909cm">
        <text:p text:style-name="P10">Components<text:line-break/>Controls</text:p>
      </draw:ellipse>
      <draw:ellipse text:anchor-type="page" text:anchor-page-number="2" draw:z-index="10" draw:style-name="gr8" draw:text-style-name="P10" svg:width="2.502cm" svg:height="0.932cm" svg:x="7.417cm" svg:y="9.848cm">
        <text:p text:style-name="P10">Units</text:p>
      </draw:ellipse>
      <text:p text:style-name="P5">Le code source se trouve principalement dans des fichiers à l'extension .pas commençant par le mot clé « unit » , que l'on appelle des unités. Les unité peuvent se référencer les unes les autres par l'intermédiaire d'une clause « uses » mais les références circulaires ne sont pas permise : deux unités ne peuvent pas se référencer mutuellement, ce qui donne lieu à une structure hiérarchique au sommet de laquelle se trouve le code source du programme.</text:p>
      <text:p text:style-name="P5"/>
      <text:p text:style-name="P1">Le code source est réparti dans plusieurs répertoire<text:span text:style-name="T2">s</text:span> pour répondre aux contraintes de l'outil de développement. <text:span text:style-name="T2">Il comporte trois catégories.</text:span></text:p>
      <text:p text:style-name="P1"/>
      <text:p text:style-name="P2"><draw:ellipse text:anchor-type="as-char" draw:z-index="0" draw:style-name="gr1" draw:text-style-name="P10" svg:width="0.904cm" svg:height="0.932cm"><text:p/></draw:ellipse> <text:span text:style-name="T2">Le code graphique qui implique l'interface graphique <text:s/>et ne peut pas être compilé dans une application console (ligne de commande seule).</text:span></text:p>
      <text:p text:style-name="P2"/>
      <text:p text:style-name="P2"><draw:ellipse text:anchor-type="as-char" draw:z-index="1" draw:style-name="gr2" draw:text-style-name="P10" svg:width="0.904cm" svg:height="0.932cm"><text:p/></draw:ellipse> <text:span text:style-name="T2">Le code des composants / contrôles graphiques qui doit pouvoir être exécuté à la conception dans l'outil de développement pour pouvoir ajouter des contrôles sur les formes/fiches à l'aide de la souris. C'est la partie du code la plus délicate à manipuler, elle peut planter l'outil de développement en conception. </text:span></text:p>
      <text:p text:style-name="P5"/>
      <text:p text:style-name="P4"><draw:ellipse text:anchor-type="as-char" draw:z-index="6" draw:style-name="gr6" draw:text-style-name="P10" svg:width="0.904cm" svg:height="0.932cm"><text:p/></draw:ellipse> <text:span text:style-name="T2">Le code « normal » sans contrainte spécifique. Une application console (cas du 4JS GAS avec des appels sous Linux) ne peut utiliser que le code « normal ».</text:span></text:p>
      <text:p text:style-name="P4"/>
      <text:p text:style-name="P4"/>
      <text:p text:style-name="P6"><text:span text:style-name="T1"><draw:ellipse text:anchor-type="as-char" draw:z-index="2" draw:style-name="gr3" draw:text-style-name="P10" svg:width="2.502cm" svg:height="0.932cm"><text:p text:style-name="P10">Units</text:p></draw:ellipse></text:span>Une partie du code normal est <text:span text:style-name="T3">utilisée un peu partout dans l'application, et notamment </text:span><text:s/>par le code des composants <text:span text:style-name="T3">graphiques, elle est stockée dans un répertoire Units et si besoin (cas d'une application graphique) compilée dans un paquet « OD_DelphiReportEngine_Units ». </text:span></text:p>
      <text:p text:style-name="P6"/>
      <text:p text:style-name="P3"><draw:ellipse text:anchor-type="as-char" draw:z-index="3" draw:style-name="gr4" draw:text-style-name="P10" svg:width="3.615cm" svg:height="1.278cm"><text:p text:style-name="P10">Components<text:line-break/>Controls</text:p></draw:ellipse> <text:span text:style-name="T3">Le codes des composants est stocké dans un répertoire Components, paquet OD_DelphiReportEngine_Components <text:s/>et celui des contrôles dans un répertoire Controls, paquet OD_DelphiReportEngine_Controls .</text:span></text:p>
      <text:p text:style-name="P3"/>
      <text:p text:style-name="P3"/>
      <text:p text:style-name="P3"/>
      <text:p text:style-name="P7"><text:span text:style-name="T1"><draw:ellipse text:anchor-type="as-char" draw:z-index="4" draw:style-name="gr3" draw:text-style-name="P10" svg:width="2.502cm" svg:height="0.932cm"><text:p text:style-name="P10">Data</text:p></draw:ellipse></text:span><text:span text:style-name="T1"> Tout le code normal qui n'est pas utile aux composants va venir ici. Paquet OD_DelphiReportEngine_Data.</text:span></text:p>
      <text:p text:style-name="P6"/>
      <text:p text:style-name="P8"><draw:ellipse text:anchor-type="as-char" draw:z-index="5" draw:style-name="gr5" draw:text-style-name="P10" svg:width="2.442cm" svg:height="0.932cm"><text:p text:style-name="P10">Formes</text:p></draw:ellipse> <text:span text:style-name="T4">Le code relié à l'interface graphique, paquet OD_DelphiReportEngine_Formes</text:span></text:p>
      <text:p text:style-name="P7"/>
      <text:p text:style-name="P7"/>
      <text:p text:style-name="P9"><draw:line text:anchor-type="paragraph" draw:z-index="11" draw:style-name="gr10" draw:text-style-name="P10" svg:x1="6.41cm" svg:y1="1.18cm" svg:x2="6.74cm" svg:y2="4.119cm"><text:p/></draw:line><draw:line text:anchor-type="paragraph" draw:z-index="12" draw:style-name="gr10" draw:text-style-name="P10" svg:x1="6.68cm" svg:y1="5.05cm" svg:x2="6.71cm" svg:y2="7.848cm"><text:p/></draw:line><draw:line text:anchor-type="paragraph" draw:z-index="13" draw:style-name="gr10" draw:text-style-name="P10" svg:x1="7.521cm" svg:y1="1.473cm" svg:x2="9.897cm" svg:y2="3.909cm"><text:p/></draw:line><draw:line text:anchor-type="paragraph" draw:z-index="14" draw:style-name="gr10" draw:text-style-name="P10" svg:x1="10.89cm" svg:y1="5.42cm" svg:x2="7.793cm" svg:y2="8.15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22:04:26.232852748</meta:creation-date>
    <dc:date>2014-09-17T23:06:32.598704357</dc:date>
    <meta:editing-duration>PT59M8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9" meta:word-count="285" meta:character-count="1855" meta:non-whitespace-character-count="1568"/>
  </office:meta>
</office:document-meta>
</file>